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text-properties fo:font-size="20pt" style:font-size-asian="20pt" style:font-size-complex="20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text-properties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Site Toolkit Docathon October 2008</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Introduction<text:tab/>1</text:p>
          <text:p text:style-name="P4">2About Hippo Site Toolkit 2<text:tab/>1</text:p>
          <text:p text:style-name="P3">2.1What is HST2? (Homepage)<text:tab/>1</text:p>
          <text:p text:style-name="P3">2.2How does HST2 work?<text:tab/>2</text:p>
          <text:p text:style-name="P3">2.3Use Cases<text:tab/>2</text:p>
          <text:p text:style-name="P3">2.4Features<text:tab/>2</text:p>
          <text:p text:style-name="P3">2.5Architecture<text:tab/>2</text:p>
          <text:p text:style-name="P4">3Delve into HST2<text:tab/>2</text:p>
          <text:p text:style-name="P3">3.1Quickstart<text:tab/>2</text:p>
          <text:p text:style-name="P3">3.2Howto<text:tab/>2</text:p>
          <text:p text:style-name="P5">3.2.1Howto → Free Text Search<text:tab/>3</text:p>
          <text:p text:style-name="P5">3.2.2Howto → Advanced Search<text:tab/>3</text:p>
          <text:p text:style-name="P3">3.3Reference<text:tab/>3</text:p>
          <text:p text:style-name="P5">3.3.1Reference → Concepts<text:tab/>3</text:p>
          <text:p text:style-name="P5">3.3.2Reference → Configuration<text:tab/>3</text:p>
          <text:p text:style-name="P5">3.3.3Reference → Configuration → Repository<text:tab/>3</text:p>
          <text:p text:style-name="P5">3.3.4Reference → Components<text:tab/>4</text:p>
          <text:p text:style-name="P5">3.3.5Reference → Components → Filters<text:tab/>4</text:p>
          <text:p text:style-name="P5">3.3.6Reference → Components → Tags<text:tab/>4</text:p>
          <text:p text:style-name="P5">3.3.7Reference → Components → Expression Language<text:tab/>4</text:p>
          <text:p text:style-name="P5">3.3.8Reference → Components → URL Mapping<text:tab/>4</text:p>
          <text:p text:style-name="P5">3.3.9Reference → Components → Modules<text:tab/>4</text:p>
          <text:p text:style-name="P5">3.3.10Reference → Components → Binaries<text:tab/>5</text:p>
        </text:index-body>
      </text:table-of-content>
      <text:p text:style-name="Text_20_body"/>
      <text:h text:style-name="Heading_20_1" text:outline-level="1">Introduction</text:h>
      <text:p text:style-name="Text_20_body">This document lists the documentation to write. For guidelines and useful tips and tools for writing documentation, consult: </text:p>
      <text:p text:style-name="Text_20_body">URL: https://svn.hippocms.org/repos/hippo/hippo-documentation/ECM/trunk/src/site/xdoc/about/docs/documentation_guidelines.xml</text:p>
      <text:h text:style-name="Heading_20_1" text:outline-level="1">About Hippo Site Toolkit 2</text:h>
      <text:h text:style-name="Heading_20_2" text:outline-level="2">What is HST2? (Homepage)</text:h>
      <text:p text:style-name="Text_20_body"><text:a xlink:type="simple" xlink:href="https://svn.hippocms.org/repos/hippo/experimental/hst2/trunk/src/site/xdoc/index.xml">https://svn.hippocms.org/repos/hippo/experimental/hst2/trunk/src/site/xdoc/index.xml</text:a></text:p>
      <text:p text:style-name="Text_20_body"><text:span text:style-name="T1">→</text:span> This is the homepage of the HST2 documentation site. It could be a little more eyecatching.</text:p>
      <text:h text:style-name="Heading_20_2" text:outline-level="2">Use Cases</text:h>
      <text:p text:style-name="Text_20_body"><text:a xlink:type="simple" xlink:href="https://svn.hippocms.org/repos/hippo/experimental/hst2/trunk/src/site/xdoc/about/use_cases.xml">https://svn.hippocms.org/repos/hippo/experimental/hst2/trunk/src/site/xdoc/about/use_cases.xml</text:a></text:p>
      <text:p text:style-name="Text_20_body"><text:span text:style-name="T1">→</text:span> To be written</text:p>
      <text:h text:style-name="Heading_20_2" text:outline-level="2"><text:soft-page-break/>Features</text:h>
      <text:p text:style-name="Text_20_body"><text:a xlink:type="simple" xlink:href="https://svn.hippocms.org/repos/hippo/experimental/hst2/trunk/src/site/xdoc/about/features.xml">https://svn.hippocms.org/repos/hippo/experimental/hst2/trunk/src/site/xdoc/about/features.xml</text:a></text:p>
      <text:p text:style-name="Text_20_body"><text:span text:style-name="T1">→</text:span> To be written</text:p>
      <text:h text:style-name="Heading_20_2" text:outline-level="2">Architecture</text:h>
      <text:p text:style-name="Text_20_body"><text:a xlink:type="simple" xlink:href="https://svn.hippocms.org/repos/hippo/experimental/hst2/trunk/src/site/xdoc/about/architecture.xml">https://svn.hippocms.org/repos/hippo/experimental/hst2/trunk/src/site/xdoc/about/architecture.xml</text:a></text:p>
      <text:p text:style-name="Text_20_body"><text:span text:style-name="T1">→</text:span> To be written</text:p>
      <text:h text:style-name="Heading_20_1" text:outline-level="1">Delve into HST2</text:h>
      <text:h text:style-name="Heading_20_2" text:outline-level="2">How does HST2 work?</text:h>
      <text:p text:style-name="Text_20_body"><text:a xlink:type="simple" xlink:href="https://svn.hippocms.org/repos/hippo/experimental/hst2/trunk/src/site/xdoc/how_does_hst2_work.xml">https://svn.hippocms.org/repos/hippo/experimental/hst2/trunk/src/site/xdoc/delve_into/how_does_hst2_work.xml</text:a></text:p>
      <text:p text:style-name="Text_20_body"><text:span text:style-name="T1">→</text:span> To be written</text:p>
      <text:p text:style-name="Text_20_body"><text:span text:style-name="T1">→</text:span> Short and clear presentation of the modules concept etc.</text:p>
      <text:p text:style-name="Text_20_body"><text:span text:style-name="T1">→</text:span> One or more clarifying diagrams</text:p>
      <text:p text:style-name="Text_20_body"><text:span text:style-name="T1">→</text:span> Direct the reader to either hands-on “howto” or dry technical “reference”</text:p>
      <text:h text:style-name="Heading_20_2" text:outline-level="2">Quickstart</text:h>
      <text:p text:style-name="Text_20_body"><text:a xlink:type="simple" xlink:href="https://svn.hippocms.org/repos/hippo/experimental/hst2/trunk/src/site/xdoc/quickstart/index.xml">https://svn.hippocms.org/repos/hippo/experimental/hst2/trunk/src/site/xdoc/delve_into/quickstart.xml</text:a></text:p>
      <text:p text:style-name="Text_20_body"><text:span text:style-name="T1">→</text:span> Make sure Quickstart WARS are in sync with Archetype</text:p>
      <text:p text:style-name="Text_20_body"><text:span text:style-name="T1">→</text:span> A question has been asked on the user list if we will provide Quickstart EARs as well</text:p>
      <text:p text:style-name="Text_20_body"><text:span text:style-name="T1">→</text:span> Jetty?</text:p>
      <text:p text:style-name="Text_20_body"><text:span text:style-name="T1">→</text:span> It would be nice if the sample content was a little bit nicer! (a real site)</text:p>
      <text:h text:style-name="Heading_20_2" text:outline-level="2">Howto</text:h>
      <text:p text:style-name="Text_20_body"><text:span text:style-name="T1">→</text:span> folder is <text:a xlink:type="simple" xlink:href="https://svn.hippocms.org/repos/hippo/experimental/hst2/trunk/src/site/xdoc/tutorials/search.xml">https://svn.hippocms.org/repos/hippo/experimental/hst2/trunk/src/site/xdoc/delve_into/howto/</text:a></text:p>
      <text:p text:style-name="P2">→ Hands-on guides to achieve small goals/tasks within the context of developing a website</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P2">→ When refering to components, modules, tags, etc. in the howtos, link to the corresponding page in the Reference.</text:p>
      <text:h text:style-name="Heading_20_3" text:outline-level="3"><text:soft-page-break/>Howto <text:span text:style-name="T1">→</text:span> Free Text Search</text:h>
      <text:p text:style-name="Text_20_body">How to add simple, free text search with paged result paged </text:p>
      <text:p text:style-name="Text_20_body"><text:span text:style-name="T1">→</text:span> file is <text:a xlink:type="simple" xlink:href="https://svn.hippocms.org/repos/hippo/experimental/hst2/trunk/src/site/xdoc/tutorials/search.xml">https://svn.hippocms.org/repos/hippo/experimental/hst2/trunk/src/site/xdoc/delve_into/howto/free_text_search.xml</text:a></text:p>
      <text:p text:style-name="Text_20_body"><text:span text:style-name="T1">→</text:span> To be written</text:p>
      <text:p text:style-name="Text_20_body"/>
      <text:h text:style-name="Heading_20_3" text:outline-level="3">Howto <text:span text:style-name="T1">→</text:span> Advanced Search</text:h>
      <text:p text:style-name="Text_20_body"><text:span text:style-name="T1">→</text:span> file is <text:a xlink:type="simple" xlink:href="https://svn.hippocms.org/repos/hippo/experimental/hst2/trunk/src/site/xdoc/tutorials/search.xml">https://svn.hippocms.org/repos/hippo/experimental/hst2/trunk/src/site/xdoc/delve_into/howto/advanced_search.xml</text:a></text:p>
      <text:p text:style-name="Text_20_body"><text:span text:style-name="T1">→</text:span> To be written</text:p>
      <text:p text:style-name="Text_20_body"><text:span text:style-name="T1">→</text:span> Advanced search: meta data etc.</text:p>
      <text:h text:style-name="Heading_20_2" text:outline-level="2">Reference</text:h>
      <text:p text:style-name="Text_20_body"><text:span text:style-name="T1">→</text:span> The Reference guide is the “dry” technical documentation. Here you can find detailed information on each and every aspect of HST2: concepts it is based on, configuration parameters, components (modules, tags, etc.). This is for the website developer who wants to know e.g. how a specific tag works, what the syntax is, the parameters, etc.</text:p>
      <text:p text:style-name="Text_20_body"><text:span text:style-name="T1">→</text:span> Howtos should link to specific pages in reference when they use some tag, module, etc.</text:p>
      <text:p text:style-name="Text_20_body"><text:span text:style-name="T1">→</text:span> It is also OK to link from a reference page to a Howto, e.g. “see this and that howto to learn step by step to use this module”.</text:p>
      <text:h text:style-name="Heading_20_3" text:outline-level="3">Reference <text:span text:style-name="T1">→</text:span> Concepts</text:h>
      <text:p text:style-name="Text_20_body"><text:a xlink:type="simple" xlink:href="https://svn.hippocms.org/repos/hippo/experimental/hst2/trunk/src/site/xdoc/reference/concepts/">https://svn.hippocms.org/repos/hippo/experimental/hst2/trunk/src/site/xdoc/delve_into/reference/concepts/</text:a></text:p>
      <text:p text:style-name="Text_20_body"><text:span text:style-name="T1">→ </text:span>Complete rewrite needed</text:p>
      <text:p text:style-name="Text_20_body"><text:span text:style-name="T1">→</text:span> Provide overview list of all concepts on index page, with links to each concept</text:p>
      <text:p text:style-name="Text_20_body"><text:span text:style-name="T1">→</text:span> One page per concept</text:p>
      <text:p text:style-name="Text_20_body"><text:span text:style-name="T1">→</text:span> Sitemap, layout, module, template, preview/live, .....</text:p>
      <text:h text:style-name="Heading_20_3" text:outline-level="3">Reference <text:span text:style-name="T1">→</text:span> Configuration</text:h>
      <text:p text:style-name="Text_20_body"><text:a xlink:type="simple" xlink:href="https://svn.hippocms.org/repos/hippo/experimental/hst2/trunk/src/site/xdoc/reference/configuration/configuration.xml">https://svn.hippocms.org/repos/hippo/experimental/hst2/trunk/src/site/xdoc/delve_ino/reference/configuration/configuration.xml</text:a></text:p>
      <text:p text:style-name="Text_20_body"><text:span text:style-name="T1">→</text:span> Overview page needs complete rewrite</text:p>
      <text:p text:style-name="Text_20_body"><text:span text:style-name="T1">→</text:span> Move each item to its own page</text:p>
      <text:p text:style-name="Text_20_body"><text:span text:style-name="T1">→</text:span> hst.properties, web.xml, hst:configuration (repository)</text:p>
      <text:h text:style-name="Heading_20_3" text:outline-level="3">Reference <text:span text:style-name="T1">→</text:span> Configuration <text:span text:style-name="T1">→</text:span> Repository</text:h>
      <text:p text:style-name="Text_20_body"><text:a xlink:type="simple" xlink:href="https://svn.hippocms.org/repos/hippo/experimental/hst2/trunk/src/site/xdoc/reference/configuration/repository.xml">https://svn.hippocms.org/repos/hippo/experimental/hst2/trunk/src/site/xdoc/delve_into/reference/co</text:a><text:soft-page-break/><text:a xlink:type="simple" xlink:href="https://svn.hippocms.org/repos/hippo/experimental/hst2/trunk/src/site/xdoc/reference/configuration/repository.xml">nfiguration/repository.xml</text:a></text:p>
      <text:p text:style-name="Text_20_body"><text:span text:style-name="T1">→</text:span> Review/rewrite</text:p>
      <text:p text:style-name="Text_20_body"><text:span text:style-name="T1">→</text:span> Each part (hst:sitemap, hst:modules, etc.) needs a clear overview of which nodetypes and properties you need to add + explanation</text:p>
      <text:p text:style-name="Text_20_body"><text:span text:style-name="T1">→</text:span> Make new screenshots</text:p>
      <text:h text:style-name="Heading_20_3" text:outline-level="3">Reference <text:span text:style-name="T1">→</text:span> Components</text:h>
      <text:p text:style-name="Text_20_body"><text:a xlink:type="simple" xlink:href="https://svn.hippocms.org/repos/hippo/experimental/hst2/trunk/src/site/xdoc/reference/components/index.xml">https://svn.hippocms.org/repos/hippo/experimental/hst2/trunk/src/site/xdoc/delve_into/reference/components/index.xml</text:a></text:p>
      <text:p text:style-name="Text_20_body"><text:span text:style-name="T1">→</text:span> Write introductionary text</text:p>
      <text:p text:style-name="Text_20_body"><text:span text:style-name="T1">→</text:span> Perhaps reorder sub pages a little bit it that makes things more clear (it feels a little disorganized)</text:p>
      <text:h text:style-name="Heading_20_3" text:outline-level="3">Reference <text:span text:style-name="T1">→</text:span> Components <text:span text:style-name="T1">→</text:span> Filters</text:h>
      <text:p text:style-name="Text_20_body"><text:a xlink:type="simple" xlink:href="https://svn.hippocms.org/repos/hippo/experimental/hst2/trunk/src/site/xdoc/reference/components/filters.xml">https://svn.hippocms.org/repos/hippo/experimental/hst2/trunk/src/site/xdoc/delve_into/reference/components/filters.xml</text:a></text:p>
      <text:p text:style-name="Text_20_body"><text:span text:style-name="T1">→</text:span> Review &amp; update if necessary</text:p>
      <text:h text:style-name="Heading_20_3" text:outline-level="3">Reference <text:span text:style-name="T1">→</text:span> Components <text:span text:style-name="T1">→</text:span> Tags</text:h>
      <text:p text:style-name="Text_20_body"><text:a xlink:type="simple" xlink:href="https://svn.hippocms.org/repos/hippo/experimental/hst2/trunk/src/site/xdoc/reference/components/jsp-taglib.xml">https://svn.hippocms.org/repos/hippo/experimental/hst2/trunk/src/site/xdoc/delve_into/reference/components/jsp-taglib.xml</text:a></text:p>
      <text:p text:style-name="Text_20_body"><text:span text:style-name="T1">→</text:span> Review &amp; update if necessary</text:p>
      <text:h text:style-name="Heading_20_3" text:outline-level="3">Reference <text:span text:style-name="T1">→</text:span> Components <text:span text:style-name="T1">→</text:span> Expression Language</text:h>
      <text:p text:style-name="Text_20_body"><text:a xlink:type="simple" xlink:href="https://svn.hippocms.org/repos/hippo/experimental/hst2/trunk/src/site/xdoc/reference/components/el-index.xml">https://svn.hippocms.org/repos/hippo/experimental/hst2/trunk/src/site/xdoc/delve_ino/reference/components/el-index.xml</text:a></text:p>
      <text:p text:style-name="Text_20_body"><text:span text:style-name="T1">→</text:span> Incomplete</text:p>
      <text:p text:style-name="Text_20_body"><text:span text:style-name="T1">→</text:span> Review</text:p>
      <text:p text:style-name="Text_20_body"><text:span text:style-name="T1">→</text:span> Add examples</text:p>
      <text:h text:style-name="Heading_20_3" text:outline-level="3">Reference <text:span text:style-name="T1">→</text:span> Components <text:span text:style-name="T1">→</text:span> URL Mapping</text:h>
      <text:p text:style-name="Text_20_body"><text:a xlink:type="simple" xlink:href="https://svn.hippocms.org/repos/hippo/experimental/hst2/trunk/src/site/xdoc/reference/components/url-mapping.xml"><text:span text:style-name="T1">https://svn.hippocms.org/repos/hippo/experimental/hst2/trunk/src/site/xdoc/delve_into/reference/components/url-mapping.xml</text:span></text:a></text:p>
      <text:p text:style-name="Text_20_body"><text:span text:style-name="T1">→</text:span> Incomplete</text:p>
      <text:p text:style-name="Text_20_body"><text:span text:style-name="T1">→</text:span> Review</text:p>
      <text:p text:style-name="Text_20_body"><text:span text:style-name="T1">→</text:span> Add examples</text:p>
      <text:h text:style-name="Heading_20_3" text:outline-level="3">Reference <text:span text:style-name="T1">→</text:span> Components <text:span text:style-name="T1">→</text:span> Modules</text:h>
      <text:p text:style-name="Text_20_body"><text:a xlink:type="simple" xlink:href="https://svn.hippocms.org/repos/hippo/experimental/hst2/trunk/src/site/xdoc/reference/components/modules.xml">https://svn.hippocms.org/repos/hippo/experimental/hst2/trunk/src/site/xdoc/delve_into/reference/components/modules.xml</text:a></text:p>
      <text:p text:style-name="Text_20_body"><text:span text:style-name="T1">→</text:span> To be written</text:p>
      <text:p text:style-name="Text_20_body"><text:soft-page-break/><text:span text:style-name="T1">→</text:span> List and describe all standard modules that come with HST2 (repo based nav, search, etc.) and how to use them</text:p>
      <text:h text:style-name="Heading_20_3" text:outline-level="3">Reference <text:span text:style-name="T1">→</text:span> Components <text:span text:style-name="T1">→</text:span> Binaries</text:h>
      <text:p text:style-name="Text_20_body"><text:a xlink:type="simple" xlink:href="https://svn.hippocms.org/repos/hippo/experimental/hst2/trunk/src/site/xdoc/reference/components/binaries.xml">https://svn.hippocms.org/repos/hippo/experimental/hst2/trunk/src/site/xdoc/delve_ino/reference/components/binaries.xml</text:a></text:p>
      <text:p text:style-name="Text_20_body"><text:span text:style-name="T1">→</text:span> Review &amp; update if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iels Kampenhout</meta:initial-creator>
    <meta:creation-date>2008-10-13T15:37:38</meta:creation-date>
    <dc:creator>Niels Kampenhout</dc:creator>
    <dc:date>2008-10-22T11:24:28</dc:date>
    <meta:editing-cycles>51</meta:editing-cycles>
    <meta:editing-duration>PT9H46M3S</meta:editing-duration>
    <meta:user-defined meta:name="Info 1"/>
    <meta:user-defined meta:name="Info 2"/>
    <meta:user-defined meta:name="Info 3"/>
    <meta:user-defined meta:name="Info 4"/>
    <meta:document-statistic meta:table-count="0" meta:image-count="0" meta:object-count="0" meta:page-count="5" meta:paragraph-count="114" meta:word-count="968" meta:character-count="6570"/>
  </office:meta>
</office:document-meta>
</file>